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4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8pt" officeooo:rsid="0013784b" officeooo:paragraph-rsid="0013784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b8420" officeooo:paragraph-rsid="001b842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officeooo:rsid="0013784b" officeooo:paragraph-rsid="0013784b" style:font-size-asian="28pt" style:font-weight-asian="normal" style:font-size-complex="28pt" style:font-weight-complex="normal"/>
    </style:style>
    <style:style style:name="P4" style:family="paragraph" style:parent-style-name="Standard">
      <style:text-properties officeooo:rsid="0013784b" officeooo:paragraph-rsid="0013784b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paragraph-rsid="00329c6d"/>
    </style:style>
    <style:style style:name="P7" style:family="paragraph" style:parent-style-name="Standard">
      <style:paragraph-properties fo:break-before="page"/>
      <style:text-properties officeooo:rsid="0013784b" officeooo:paragraph-rsid="0013784b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f5b1" officeooo:paragraph-rsid="0032f5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officeooo:rsid="00176140" style:font-weight-asian="bold" style:font-weight-complex="bold"/>
    </style:style>
    <style:style style:name="T2" style:family="text">
      <style:text-properties officeooo:rsid="001b8420"/>
    </style:style>
    <style:style style:name="T3" style:family="text">
      <style:text-properties officeooo:rsid="0032f5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group in data.group_list"&gt;</text:placeholder></text:p>
      <text:p text:style-name="P2"><text:placeholder text:placeholder-type="text">&lt;meta.course&gt;</text:placeholder></text:p>
      <text:p text:style-name="Text_20_body"/>
      <text:p text:style-name="P1"><text:placeholder text:placeholder-type="text">&lt;meta.event&gt;</text:placeholder>, <text:span text:style-name="T3">Groupe</text:span> <text:span text:style-name="T1"><text:placeholder text:placeholder-type="text">&lt;group.value&gt;</text:placeholder></text:span></text:p>
      <text:p text:style-name="P3"><text:span text:style-name="T2"><text:placeholder text:placeholder-type="text">&lt;meta.date&gt;</text:placeholder></text:span>, <text:placeholder text:placeholder-type="text">&lt;group.timeslot&gt;</text:placeholder>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8">Num. étudiant</text:p>
            </table:table-cell>
            <table:table-cell table:style-name="Table1.A1" office:value-type="string">
              <text:p text:style-name="P8">Nom</text:p>
            </table:table-cell>
            <table:table-cell table:style-name="Table1.C1" office:value-type="string">
              <text:p text:style-name="P8">Prénom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5"><text:placeholder text:placeholder-type="text">&lt;for each="student in group.data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student.studentid&gt;</text:placeholder></text:p>
          </table:table-cell>
          <table:table-cell table:style-name="Table1.A3" office:value-type="string">
            <text:p text:style-name="P5"><text:placeholder text:placeholder-type="text">&lt;student.surname&gt;</text:placeholder></text:p>
          </table:table-cell>
          <table:table-cell table:style-name="Table1.A2" office:value-type="string">
            <text:p text:style-name="P5"><text:placeholder text:placeholder-type="text">&lt;student.firstname&gt;</text:placeholder></text:p>
          </table:table-cell>
        </table:table-row>
        <table:table-row>
          <table:table-cell table:style-name="Table1.A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7"/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9:17:31.174787286</meta:creation-date>
    <dc:date>2018-03-12T11:39:38.344472474</dc:date>
    <meta:editing-duration>PT2H24M58S</meta:editing-duration>
    <meta:editing-cycles>29</meta:editing-cycles>
    <meta:generator>LibreOffice/6.0.0.3$Linux_X86_64 LibreOffice_project/64a0f66915f38c6217de274f0aa8e15618924765</meta:generator>
    <dc:creator>Cédric HT</dc:creator>
    <meta:document-statistic meta:table-count="1" meta:image-count="0" meta:object-count="0" meta:page-count="3" meta:paragraph-count="13" meta:word-count="23" meta:character-count="236" meta:non-whitespace-character-count="226"/>
  </office:meta>
</office:document-meta>
</file>